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Times" fo:font-size="36.0pt" fo:color="#009a96"/>
    </style:style>
    <style:style style:name="P2" style:family="paragraph" style:parent-style-name="Standard">
      <style:paragraph-properties fo:margin-top="0.2780in" fo:margin-bottom="0.2083in"/>
      <style:text-properties style:font-name="Times" fo:font-size="18.0pt" fo:color="#00615e"/>
    </style:style>
    <style:style style:name="P3" style:family="paragraph" style:parent-style-name="Standard">
      <style:paragraph-properties fo:text-align="justify" fo:line-height="115%"/>
      <style:text-properties style:font-name="Times" fo:font-size="12.0pt" fo:color="#000000"/>
    </style:style>
    <style:style style:name="P4" style:family="paragraph" style:parent-style-name="Standard">
      <style:paragraph-properties fo:margin-top="0.1390in" fo:margin-bottom="0.1390in"/>
      <style:text-properties style:font-name="Times" fo:font-size="14.0pt" fo:color="#354d51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text-underline-style="solid"/>
    </style:style>
    <style:style style:name="T3" style:family="text">
      <style:text-properties fo:font-style="italic" fo:font-style-asian="italic" fo:font-style-complex="italic" style:text-underline-style="solid"/>
    </style:style>
    <style:style style:name="T4" style:family="text">
      <style:text-properties fo:font-weight="bold" fo:font-weight-asian="bold" fo:font-weight-complex="bold"/>
    </style:style>
    <style:style style:name="T5" style:family="text">
      <style:text-properties fo:font-style="italic" fo:font-style-asian="italic" fo:font-style-complex="italic"/>
    </style:style>
    <style:style style:name="T6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ontratti</text:p>
      <text:p text:style-name="P2"><text:span text:style-name="T1">Subset #1</text:span></text:p>
      <text:p text:style-name="P3"><text:span text:style-name="T1">Precondizione globale: </text:span><text:span text:style-name="T2">Il </text:span><text:span text:style-name="T3">Manager</text:span><text:span text:style-name="T2"><text:s/></text:span><text:span text:style-name="T1">M</text:span><text:span text:style-name="T2"><text:s/>esiste dall’inizio del caso d’uso e resta lo stesso per tutto l’UC.</text:span></text:p>
      <text:p text:style-name="P2"><text:span text:style-name="T4">Iniziare partita</text:span></text:p>
      <text:p text:style-name="P4"><text:span text:style-name="T4">iniziaCreazionePartita(porta, parolaChiave)</text:span></text:p>
      <text:p text:style-name="P3"><text:span text:style-name="T4">Precondizioni: </text:span><text:span text:style-name="T5">porta</text:span><text:s/>è un numero, <text:span text:style-name="T5">parolaChiave</text:span><text:s/>è un testo. Non esistono oggetti <text:span text:style-name="T5">Server</text:span></text:p>
      <text:p text:style-name="P3"><text:span text:style-name="T4">Postcondizioni</text:span>: viene creato un oggetto <text:span text:style-name="T5">Server</text:span><text:s/>con attributi pari ai parametri dell’operazione.</text:p>
      <text:p text:style-name="P3"/>
      <text:p text:style-name="P4"><text:span text:style-name="T4">creaPartita(robodromo, nMaxGiocatori, nRobotPerGiocatore, condizioneFinePartita, upgradeInizialiSiONo)</text:span></text:p>
      <text:p text:style-name="P3"><text:span text:style-name="T4">Precondizioni: </text:span>esiste un oggetto <text:span text:style-name="T5">Server </text:span><text:span text:style-name="T4">S</text:span>, <text:span text:style-name="T5">robodromo</text:span><text:s/>è un testo che identifica un tipo di robodromo, <text:span text:style-name="T5">nMaxGiocatori </text:span>e <text:span text:style-name="T5">nRobotPerGiocatore </text:span>sono numeri, <text:span text:style-name="T5">condizioneFinePartita</text:span><text:s/>è uno fra <text:span text:style-name="T4">primo, primi3, tutti</text:span>, <text:span text:style-name="T5">upgradeInizialiSiONo</text:span><text:s/>è <text:span text:style-name="T4">sì</text:span><text:s/>oppure <text:span text:style-name="T4">no</text:span>.</text:p>
      <text:p text:style-name="P3"/>
      <text:p text:style-name="P3"><text:span text:style-name="T4">Postcondizioni</text:span>: viene creato un oggetto <text:span text:style-name="T5">Partita </text:span><text:span text:style-name="T4">P</text:span><text:s/>con attributi <text:span text:style-name="T5">nMaxGiocatori, nRobotPerGiocatore, condizioneFinePartita</text:span><text:s/>e <text:span text:style-name="T5">upgradeInizialiSiONo</text:span><text:s/>pari ai parametri omonimi dell’operazione, e <text:span text:style-name="T5">avviataSiONo</text:span><text:s/>= <text:span text:style-name="T4">no.</text:span></text:p>
      <text:p text:style-name="P3"><text:span text:style-name="T4">P </text:span>viene associata al <text:span text:style-name="T5">Server</text:span><text:s/><text:span text:style-name="T4">S</text:span>.</text:p>
      <text:p text:style-name="P3">Il <text:span text:style-name="T5">Manager</text:span><text:s/><text:span text:style-name="T4">M</text:span><text:s/><text:span text:style-name="T5">crea</text:span><text:s/><text:span text:style-name="T4">P</text:span>.</text:p>
      <text:p text:style-name="P3">Viene creato un <text:span text:style-name="T5">Robodromo</text:span><text:s/><text:span text:style-name="T4">R</text:span><text:s/>con <text:span text:style-name="T5">tipoRobodromo</text:span><text:s/>pari al parametro <text:span text:style-name="T5">robodromo</text:span>, e <text:span text:style-name="T4">P</text:span><text:s/><text:span text:style-name="T5">ha</text:span><text:s/><text:span text:style-name="T4">R</text:span>.</text:p>
      <text:p text:style-name="P3">Vengono creati <text:span text:style-name="T5">n</text:span><text:s/>(vedi <text:span text:style-name="T4">regole di business</text:span>) <text:span text:style-name="T5">Robot</text:span><text:s/><text:span text:style-name="T5">disponibili in </text:span><text:span text:style-name="T4">P</text:span><text:s/>con <text:span text:style-name="T5">nome </text:span>e <text:span text:style-name="T5">colore</text:span><text:s/>come da <text:span text:style-name="T4">regole di business</text:span>.</text:p>
      <text:p text:style-name="P4"><text:span text:style-name="T4">avviaPartita( )</text:span></text:p>
      <text:p text:style-name="P3"><text:span text:style-name="T4">Precondizioni: </text:span>Esiste una partita <text:span text:style-name="T4">P </text:span>con <text:span text:style-name="T5">avviataSiONo</text:span><text:s/>= <text:span text:style-name="T4">no. </text:span>i <text:span text:style-name="T5">partecipanti</text:span><text:s/>di <text:span text:style-name="T4">P </text:span>sono almeno 2 e non più di <text:span text:style-name="T5">nMaxGiocatori </text:span>di <text:span text:style-name="T4">P</text:span>. Sul <text:span text:style-name="T5">Robodromo </text:span>di <text:span text:style-name="T4">P</text:span><text:s/><text:span text:style-name="T5">gareggiano</text:span><text:s/>almeno 2 <text:span text:style-name="T5">Robot. </text:span>Ciascun <text:span text:style-name="T5">Giocatore </text:span>che <text:span text:style-name="T5">partecipa</text:span><text:s/>a <text:span text:style-name="T4">P </text:span><text:span text:style-name="T5">controlla</text:span><text:s/>al massimo <text:span text:style-name="T5">nRobotPerGiocatore</text:span><text:s/>di <text:span text:style-name="T4">P</text:span>.</text:p>
      <text:p text:style-name="P3"><text:span text:style-name="T4">Postcondizioni:</text:span></text:p>
      <text:p text:style-name="P3">L’attributo <text:span text:style-name="T5">avviataSiONo </text:span><text:s/>di <text:span text:style-name="T4">P</text:span><text:s/>viene impostato a <text:span text:style-name="T4">sì</text:span>.</text:p>
      <text:p text:style-name="P3">Se <text:span text:style-name="T5">upgradeInizialiSiONo </text:span>in <text:span text:style-name="T4">P</text:span><text:s/>è pari a <text:span text:style-name="T4">sì</text:span>, l’attributo <text:span text:style-name="T5">upgrade </text:span>di ciascun <text:span text:style-name="T5">RobotInPartita</text:span><text:s/>viene assegnato come da <text:span text:style-name="T4">regole di business. </text:span></text:p>
      <text:p text:style-name="P4"><text:span text:style-name="T4">annullaPartita( )</text:span></text:p>
      <text:p text:style-name="P3"><text:span text:style-name="T4">Precondizioni: </text:span>Esiste una partita <text:span text:style-name="T4">P </text:span>con <text:span text:style-name="T5">avviataSiONo</text:span><text:s/>= <text:span text:style-name="T4">no.</text:span><text:s/></text:p>
      <text:p text:style-name="P3"><text:span text:style-name="T4">Postcondizioni: </text:span>Vengono eliminati: l’oggetto<text:span text:style-name="T4"><text:s/>P</text:span>, il suo <text:span text:style-name="T5">Robodromo </text:span>(con eventuali <text:span text:style-name="T5">Robot</text:span><text:s/>che <text:span text:style-name="T5">gareggiano</text:span><text:s/>su di esso), il suo <text:span text:style-name="T5">Server</text:span>, i <text:span text:style-name="T5">Robot</text:span><text:s/><text:span text:style-name="T5">disponibili</text:span><text:s/>su <text:span text:style-name="T4">P</text:span>, le <text:span text:style-name="T5">Richieste di Partecipazione</text:span><text:s/><text:span text:style-name="T5">relative </text:span>a <text:span text:style-name="T4">P</text:span>, e tutte le altre associazioni di <text:span text:style-name="T4">P</text:span>.</text:p>
      <text:p text:style-name="P2"><text:span text:style-name="T4">Gestire richieste di partecipazione</text:span></text:p>
      <text:p text:style-name="P4"><text:span text:style-name="T4">accettaRichiesta(richiesta, robot)</text:span></text:p>
      <text:p text:style-name="P3"><text:span text:style-name="T4">Precondizioni: </text:span>Esiste una <text:span text:style-name="T5">Partita </text:span><text:span text:style-name="T4">P</text:span><text:s/>con <text:span text:style-name="T5">partecipanti</text:span><text:s/>in numero inferiore a <text:span text:style-name="T5">nMaxGiocatori</text:span>.</text:p>
      <text:p text:style-name="P3"><text:span text:style-name="T5">richiesta</text:span><text:s/>è una <text:span text:style-name="T5">Richiesta di Partecipazione relativa a </text:span><text:span text:style-name="T4">P</text:span>, <text:span text:style-name="T5">effettuata da</text:span><text:s/>un <text:span text:style-name="T5">Giocatore</text:span><text:s/><text:span text:style-name="T4">G</text:span>, con <text:span text:style-name="T5">parolaChiave</text:span><text:s/>uguale alla <text:span text:style-name="T5">parolaChiave</text:span><text:s/>del <text:span text:style-name="T5">Server</text:span><text:s/>associato a <text:span text:style-name="T4">P</text:span>, e con <text:span text:style-name="T5">accettataSiONo</text:span><text:s/>non assegnato.</text:p>
      <text:p text:style-name="P3"><text:span text:style-name="T5">robot</text:span><text:s/>è una lista di <text:span text:style-name="T5">Robot</text:span><text:s/><text:span text:style-name="T5">disponibili in </text:span><text:span text:style-name="T4">P</text:span>.</text:p>
      <text:p text:style-name="P3"><text:span text:style-name="T4">Postcondizioni:</text:span></text:p>
      <text:p text:style-name="P3">Ciascun <text:span text:style-name="T5">Robot </text:span><text:span text:style-name="T4">Rb</text:span><text:span text:style-name="T5"><text:s/></text:span>nella lista <text:span text:style-name="T5">robot</text:span><text:s/><text:span text:style-name="T5">gareggia sul Robodromo </text:span><text:span text:style-name="T4">R</text:span><text:s/>associato a <text:span text:style-name="T4">P</text:span><text:s/>con <text:span text:style-name="T5">dockDiPartenza</text:span><text:s/>assegnato come da <text:span text:style-name="T4">regole di business</text:span><text:s/>e <text:span text:style-name="T4">Rb</text:span><text:s/>non è più <text:span text:style-name="T5">disponibile in </text:span><text:span text:style-name="T4">P</text:span>. </text:p>
      <text:p text:style-name="P3">Il <text:span text:style-name="T5">Giocatore</text:span><text:s/><text:span text:style-name="T4">G</text:span><text:s/><text:span text:style-name="T5">partecipa </text:span>a<text:span text:style-name="T5"><text:s/></text:span><text:span text:style-name="T4">P</text:span><text:s/>e <text:span text:style-name="T5">controlla</text:span><text:s/>ciascun <text:span text:style-name="T5">Robot</text:span><text:s/>nella lista <text:span text:style-name="T5">robot</text:span>.</text:p>
      <text:p text:style-name="P3">L’attributo <text:span text:style-name="T5">accettataSiONo</text:span><text:s/>di <text:span text:style-name="T5">richiesta</text:span><text:s/>viene impostato a <text:span text:style-name="T4">sì</text:span>.</text:p>
      <text:p text:style-name="P3"/>
      <text:p text:style-name="P3"/>
      <text:p text:style-name="P4"><text:span text:style-name="T4">rifiutaRichiesta(richiesta)</text:span></text:p>
      <text:p text:style-name="P3"><text:span text:style-name="T4">Precondizioni: </text:span>Esiste una <text:span text:style-name="T5">Partita </text:span><text:span text:style-name="T4">P</text:span><text:s/>con <text:span text:style-name="T5">partecipanti</text:span><text:s/>in numero inferiore a <text:span text:style-name="T5">nMaxGiocatori</text:span>.</text:p>
      <text:p text:style-name="P3"><text:span text:style-name="T5">richiesta</text:span><text:s/>è una <text:span text:style-name="T5">Richiesta di Partecipazione relativa a </text:span><text:span text:style-name="T4">P</text:span>, <text:span text:style-name="T5">effettuata da</text:span><text:s/>un <text:span text:style-name="T5">Giocatore</text:span><text:s/><text:span text:style-name="T4">G</text:span>, con <text:span text:style-name="T5">parolaChiave</text:span><text:s/>uguale alla <text:span text:style-name="T5">parolaChiave</text:span><text:s/>del <text:span text:style-name="T5">Server</text:span><text:s/>associato a <text:span text:style-name="T4">P</text:span>, e con <text:span text:style-name="T5">accettataSiONo</text:span><text:s/>non assegnato.</text:p>
      <text:p text:style-name="P3"><text:span text:style-name="T4">Postcondizioni:</text:span></text:p>
      <text:p text:style-name="P3">L’attributo <text:span text:style-name="T5">accettataSiONo</text:span><text:s/>di <text:span text:style-name="T5">richiesta</text:span><text:s/>viene impostato a <text:span text:style-name="T4">no</text:span>.</text:p>
      <text:p text:style-name="P3"><text:span text:style-name="T4"/></text:p>
      <text:p text:style-name="P3"/>
      <text:p text:style-name="P2"><text:span text:style-name="T1">Subset #2</text:span></text:p>
      <text:p text:style-name="P3"><text:span text:style-name="T1">Precondizione globale:</text:span><text:span text:style-name="T2"><text:s/>esiste un </text:span><text:span text:style-name="T3">giocatore</text:span><text:span text:style-name="T2"><text:s/></text:span><text:span text:style-name="T1">G</text:span><text:span text:style-name="T2"><text:s/>dall’inizio del caso d’uso e resta lo stesso per tutto l’UC.</text:span></text:p>
      <text:p text:style-name="P2"><text:span text:style-name="T4">Allenarsi </text:span></text:p>
      <text:p text:style-name="P4"><text:span text:style-name="T4">iniziaAllenamento()</text:span></text:p>
      <text:p text:style-name="P3"><text:span text:style-name="T4">Precondizioni: </text:span><text:span text:style-name="T5"><text:s/></text:span><text:span text:style-name="T4">G </text:span>vuole iniziare un nuovo <text:span text:style-name="T5">Allenamento </text:span><text:span text:style-name="T4">A.</text:span></text:p>
      <text:p text:style-name="P3"><text:span text:style-name="T4">Postcondizioni: </text:span>Viene creato un oggetto <text:span text:style-name="T5">Allenamento </text:span><text:span text:style-name="T4">A . <text:s/></text:span>viene creato un oggetto <text:s text:c="2"/><text:span text:style-name="T5">Robot In Allenamento </text:span><text:span text:style-name="T4">RA.</text:span></text:p>
      <text:p text:style-name="P3"/>
      <text:p text:style-name="P4"><text:span text:style-name="T4">sceltaRobodromo(robodromo)</text:span></text:p>
      <text:p text:style-name="P3"><text:span text:style-name="T4">Precondizioni: </text:span>Esiste un <text:span text:style-name="T5">Allenamento </text:span><text:span text:style-name="T4">A.</text:span></text:p>
      <text:p text:style-name="P3"><text:span text:style-name="T4">Postcondizioni: </text:span>Viene creato un <text:span text:style-name="T5">Robodromo</text:span><text:s/><text:span text:style-name="T4">R</text:span><text:s/>con <text:span text:style-name="T5">tipoRobodromo</text:span><text:s/>pari al parametro <text:span text:style-name="T5">robodromo</text:span>, e <text:span text:style-name="T4">A</text:span><text:s/><text:span text:style-name="T5">ha</text:span><text:s/><text:span text:style-name="T4">R</text:span>.</text:p>
      <text:p text:style-name="P3"><text:span text:style-name="T5"/></text:p>
      <text:p text:style-name="P3"><text:span text:style-name="T5"/></text:p>
      <text:p text:style-name="P4"><text:span text:style-name="T4">richiediPoolIstruzioni()</text:span></text:p>
      <text:p text:style-name="P3"><text:span text:style-name="T4">Precondizioni: </text:span>Esiste un <text:span text:style-name="T5">Allenamento </text:span><text:span text:style-name="T4">A.</text:span></text:p>
      <text:p text:style-name="P3"><text:span text:style-name="T4">Postcondizioni:</text:span><text:span text:style-name="T6"><text:s/></text:span>Vengono creati <text:span text:style-name="T5">n</text:span><text:s/>oggetti <text:span text:style-name="T5">scheda Istruzione </text:span>e vengono resi visibili a <text:span text:style-name="T4">G.</text:span></text:p>
      <text:p text:style-name="P4"><text:span text:style-name="T4"/></text:p>
      <text:p text:style-name="P4"><text:span text:style-name="T4">creaProgramma()</text:span></text:p>
      <text:p text:style-name="P3"><text:span text:style-name="T4">Precondizioni: </text:span>-</text:p>
      <text:p text:style-name="P3"><text:span text:style-name="T4">Postcondizioni:</text:span><text:span text:style-name="T6"><text:s/></text:span>viene creato un oggetto <text:span text:style-name="T5">Programma</text:span><text:s/><text:span text:style-name="T4">P </text:span>posseduto da <text:s/><text:span text:style-name="T5">Robot In Allenamento </text:span><text:span text:style-name="T4">RA. </text:span></text:p>
      <text:p text:style-name="P4"><text:span text:style-name="T4">aggiugiScheda(scheda)</text:span></text:p>
      <text:p text:style-name="P3"><text:span text:style-name="T4">Precondizioni: </text:span>Esiste un<text:span text:style-name="T4"><text:s/></text:span><text:span text:style-name="T5">Programma</text:span><text:s/><text:span text:style-name="T4">P.</text:span><text:tab/></text:p>
      <text:p text:style-name="P3"><text:span text:style-name="T5">scheda</text:span><text:s/>è una <text:span text:style-name="T5">scheda Istruzione</text:span></text:p>
      <text:p text:style-name="P3"><text:span text:style-name="T4">Postcondizioni</text:span><text:span text:style-name="T6">: </text:span><text:span text:style-name="T4">P </text:span><text:s/>ha <text:span text:style-name="T5">scheda. <text:s/></text:span>L’attributo <text:span text:style-name="T5">numeroOrdine </text:span>di <text:span text:style-name="T5">sequenza </text:span><text:s/>viene modificato secondo le <text:s/><text:span text:style-name="T4">regole di business.</text:span></text:p>
      <text:p text:style-name="P3"><text:span text:style-name="T5"/></text:p>
      <text:p text:style-name="P4"><text:span text:style-name="T4">eliminaScheda(scheda)</text:span></text:p>
      <text:p text:style-name="P3"><text:span text:style-name="T4">Precondizioni: </text:span>Esiste un<text:span text:style-name="T4"><text:s/></text:span><text:span text:style-name="T5">Programma</text:span><text:s/><text:span text:style-name="T4">P.</text:span><text:tab/></text:p>
      <text:p text:style-name="P3"><text:span text:style-name="T5">scheda</text:span><text:s/>è una <text:span text:style-name="T5">scheda Istruzione</text:span></text:p>
      <text:p text:style-name="P3"><text:span text:style-name="T4">Postcondizioni</text:span><text:span text:style-name="T6">: </text:span><text:span text:style-name="T4">P </text:span>non ha più <text:span text:style-name="T5">scheda. <text:s/></text:span>L’attributo <text:span text:style-name="T5">numeroOrdine </text:span>di <text:span text:style-name="T5">sequenza </text:span><text:s/>viene modificato secondo le <text:s/><text:span text:style-name="T4">regole di business.</text:span></text:p>
      <text:p text:style-name="P3"><text:span text:style-name="T5"/></text:p>
      <text:p text:style-name="P4"><text:span text:style-name="T4">modificaOrdine(scheda1, scheda2)</text:span></text:p>
      <text:p text:style-name="P3"><text:span text:style-name="T4">Precondizioni: </text:span>Esiste un<text:span text:style-name="T4"><text:s/></text:span><text:span text:style-name="T5">Programma</text:span><text:s/><text:span text:style-name="T4">P.</text:span><text:tab/></text:p>
      <text:p text:style-name="P3"><text:span text:style-name="T5">scheda1, scheda2</text:span><text:s/>sono <text:span text:style-name="T5">scheda Istruzione</text:span></text:p>
      <text:p text:style-name="P3"><text:span text:style-name="T4">Postcondizioni:</text:span><text:span text:style-name="T6"><text:s/></text:span><text:span text:style-name="T5">scheda1, scheda2 </text:span>vengono scambiate di ordine in <text:span text:style-name="T4">P. </text:span><text:span text:style-name="T5"><text:s/></text:span>L’attributo <text:span text:style-name="T5">numeroOrdine </text:span>di <text:span text:style-name="T5">sequenza </text:span><text:s/>viene modificato secondo le <text:s/><text:span text:style-name="T4">regole di business.</text:span></text:p>
      <text:p text:style-name="P3"><text:span text:style-name="T5"/></text:p>
      <text:p text:style-name="P4"><text:span text:style-name="T4">posizionaRobot(pos)</text:span></text:p>
      <text:p text:style-name="P3"><text:span text:style-name="T4">Precondizioni: </text:span>Esiste <text:span text:style-name="T5">Robot In Allenamento </text:span><text:span text:style-name="T4">RA.</text:span></text:p>
      <text:p text:style-name="P3">Pos è una posizione sul robodromo.</text:p>
      <text:p text:style-name="P3"><text:span text:style-name="T4">Postcondizioni:</text:span><text:span text:style-name="T6"><text:s text:c="2"/></text:span>l’attributo<text:span text:style-name="T5"><text:s/>posizioneInizialeSulRobodromo</text:span><text:s/>di <text:span text:style-name="T4">RA</text:span><text:s/>viene modificato con il parametro <text:span text:style-name="T5">pos</text:span>.</text:p>
      <text:p text:style-name="P3"/>
      <text:p text:style-name="P4"><text:span text:style-name="T4">eseguiProgramma()</text:span></text:p>
      <text:p text:style-name="P3"><text:span text:style-name="T4">Precondizioni: </text:span>Esiste un Allenamento <text:span text:style-name="T4">A </text:span>che ha l’attributo <text:span text:style-name="T5">inPausaSiONo</text:span><text:s/>= <text:span text:style-name="T4">NO, </text:span>esiste <text:span text:style-name="T5">Robot In Allenamento </text:span><text:span text:style-name="T4">RA </text:span>che <text:span text:style-name="T5">possiede </text:span>un <text:span text:style-name="T5">programma</text:span><text:s/><text:span text:style-name="T4">P </text:span>con l’attributo <text:span text:style-name="T5">InEsecuzioneSiONo</text:span><text:s/>= <text:span text:style-name="T4">NO</text:span>.</text:p>
      <text:p text:style-name="P3"><text:span text:style-name="T4">Postcondizioni</text:span></text:p>
      <text:p text:style-name="P3">Viene creata un’associazione <text:span text:style-name="T5">corrente </text:span>tra <text:span text:style-name="T4">P </text:span>e una <text:span text:style-name="T5">scheda istruzione.</text:span></text:p>
      <text:p text:style-name="P3">L’attributo <text:s/><text:span text:style-name="T5">InEsecuzioneSiONo</text:span><text:s/>di <text:span text:style-name="T4">P</text:span><text:s/>viene impostato a <text:span text:style-name="T4">SI</text:span>. </text:p>
      <text:p text:style-name="P3"/>
      <text:p text:style-name="P4"><text:span text:style-name="T4">metteInPausa()</text:span></text:p>
      <text:p text:style-name="P3"><text:span text:style-name="T4">Precondizioni: </text:span>Esiste un Allenamento <text:span text:style-name="T4">A</text:span><text:s/>che ha l’attributo <text:span text:style-name="T5">inPausaSiONo</text:span><text:s/>= <text:span text:style-name="T4">NO. </text:span>Esiste un <text:span text:style-name="T5">programma </text:span><text:span text:style-name="T4">P <text:s/></text:span>con l’attributo <text:span text:style-name="T5">InEsecuzioneSiONo</text:span><text:s/>= <text:span text:style-name="T4">SI</text:span>.</text:p>
      <text:p text:style-name="P3"><text:span text:style-name="T4">Postcondizioni</text:span>: L’attributo <text:s/><text:span text:style-name="T5">inPausaSiONo</text:span><text:s/>di <text:span text:style-name="T4">A</text:span><text:s/>viene impostato a <text:span text:style-name="T4">SI</text:span><text:s/>. L’attributo <text:span text:style-name="T5">InEsecuzioneSiONo</text:span><text:s text:c="2"/>di <text:span text:style-name="T4">P</text:span><text:s/>impostato a <text:span text:style-name="T4">NO.</text:span></text:p>
      <text:p text:style-name="P3"><text:span text:style-name="T6"/></text:p>
      <text:p text:style-name="P4"><text:span text:style-name="T4">vaiIstruzione(istruzione)</text:span></text:p>
      <text:p text:style-name="P3"><text:span text:style-name="T4">Precondizioni: </text:span>Esiste un Allenamento <text:span text:style-name="T4">A </text:span>che ha l’attributo <text:span text:style-name="T5">inPausaSiONo</text:span><text:s/>= <text:span text:style-name="T4">SI. </text:span>Esiste un <text:span text:style-name="T5">programma </text:span><text:span text:style-name="T4">P <text:s/></text:span>con l’attributo <text:span text:style-name="T5">InEsecuzioneSiONo</text:span><text:s/>= <text:span text:style-name="T4">NO</text:span>.</text:p>
      <text:p text:style-name="P3"><text:span text:style-name="T5">Istruzione </text:span><text:s/>è una <text:span text:style-name="T5">scheda Istruzione.</text:span></text:p>
      <text:p text:style-name="P3"><text:span text:style-name="T4">Postcondizioni</text:span>: la <text:span text:style-name="T5">scheda istruzione </text:span><text:span text:style-name="T4">corrente </text:span>di <text:span text:style-name="T4">P </text:span>viene modificata a <text:span text:style-name="T5">istruzione.</text:span><text:s/></text:p>
      <text:p text:style-name="P3"><text:span text:style-name="T6"/></text:p>
      <text:p text:style-name="P4"><text:span text:style-name="T4">resume()</text:span></text:p>
      <text:p text:style-name="P3"><text:span text:style-name="T4">Precondizioni: </text:span>Esiste un Allenamento <text:span text:style-name="T4">A </text:span>ha l’attributo <text:span text:style-name="T5">inPausaSiONo</text:span><text:s/>= <text:span text:style-name="T4">SI. </text:span>Esiste un <text:span text:style-name="T5">programma </text:span><text:span text:style-name="T4">P <text:s/></text:span>con l’attributo <text:span text:style-name="T5">InEsecuzioneSiONo</text:span><text:s/>= <text:span text:style-name="T4">NO</text:span>.</text:p>
      <text:p text:style-name="P3"><text:span text:style-name="T4">Postcondizioni</text:span><text:span text:style-name="T6">: </text:span>L’attributo <text:span text:style-name="T5">inPausaSiONo</text:span><text:s/>di <text:span text:style-name="T4">A</text:span><text:s/>viene impostato a <text:span text:style-name="T4">NO</text:span>. L’attributo <text:span text:style-name="T5">InEsecuzioneSiONo</text:span><text:s text:c="2"/>di <text:span text:style-name="T4">P</text:span><text:s/>impostato a <text:span text:style-name="T4">SI.</text:span></text:p>
      <text:p text:style-name="P3"/>
      <text:p text:style-name="P4"><text:span text:style-name="T4">terminaEsecuzione()</text:span></text:p>
      <text:p text:style-name="P3"><text:span text:style-name="T4">Precondizioni: </text:span>Esiste un Allenamento <text:span text:style-name="T4">A </text:span>ed<text:span text:style-name="T4"><text:s/></text:span>esiste<text:span text:style-name="T5"><text:s/></text:span>un <text:span text:style-name="T5">programma</text:span><text:s/><text:span text:style-name="T4">P </text:span>con l’attributo <text:span text:style-name="T5">inEsecuzioneSiONo</text:span><text:s/>= <text:span text:style-name="T4">SI.</text:span></text:p>
      <text:p text:style-name="P3"><text:span text:style-name="T4">Postcondizioni</text:span><text:span text:style-name="T6">: </text:span>La lista di <text:span text:style-name="T5">stati </text:span>di <text:span text:style-name="T4">A </text:span>viene <text:s/>impostata ai valori iniziali.</text:p>
      <text:p text:style-name="P3">L’attributo <text:s/><text:span text:style-name="T5">InEsecuzioneSiONo</text:span><text:s/>di <text:span text:style-name="T4">P</text:span><text:s/>viene impostato a <text:span text:style-name="T4">NO. </text:span></text:p>
      <text:p text:style-name="P3"/>
      <text:p text:style-name="P4"><text:span text:style-name="T4">terminaAllenamento()</text:span></text:p>
      <text:p text:style-name="P3"><text:span text:style-name="T4">Precondizioni: </text:span>Esiste<text:span text:style-name="T5"><text:s/></text:span>un <text:span text:style-name="T5">programma</text:span><text:s/><text:span text:style-name="T4">P</text:span><text:s/>con l’attributo <text:span text:style-name="T5">inEsecuzioneSiONo</text:span><text:s/>= <text:span text:style-name="T4">NO.</text:span></text:p>
      <text:p text:style-name="P3"><text:span text:style-name="T4">Postcondizioni</text:span><text:span text:style-name="T6">: </text:span><text:span text:style-name="T4">G</text:span><text:s/>esce dalla <text:span text:style-name="T5">modalità</text:span><text:s/><text:span text:style-name="T5">Allen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